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Attribut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Attribu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Attribute.initTerm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Attribute.equals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rmAttribute.copyTo( Attribut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Attribute.setTermBuffer( String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Attribute.setTermBuffer( String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Attribute.setTermLength(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Attribute.term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Attribute.resizeTermBuffer( int new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rmAttribute.term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Attribute.setTermBuffer( char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Attribute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Attribute.growTermBuffer( int new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